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opacity="25%" draw:textarea-vertical-align="middle" draw:shadow-opacity="25%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34cm" fo:min-width="0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19cm" svg:height="20.1cm" svg:x="1cm" svg:y="3.6cm">
          <text:p/>
        </draw:rect>
        <draw:rect draw:style-name="gr2" draw:text-style-name="P1" draw:layer="layout" svg:width="5cm" svg:height="17cm" svg:x="14.7cm" svg:y="6cm">
          <text:p/>
        </draw:rect>
        <draw:frame draw:style-name="gr3" draw:text-style-name="P2" draw:layer="layout" svg:width="2.725cm" svg:height="0.962cm" svg:x="15.9cm" svg:y="6.1cm">
          <draw:text-box>
            <text:p text:style-name="P2"><text:span text:style-name="T1">Node N</text:span></text:p>
          </draw:text-box>
        </draw:frame>
        <draw:rect draw:style-name="gr2" draw:text-style-name="P1" draw:layer="layout" svg:width="5cm" svg:height="17.1cm" svg:x="1.4cm" svg:y="5.9cm">
          <text:p/>
        </draw:rect>
        <draw:custom-shape draw:style-name="gr4" draw:text-style-name="P1" draw:layer="layout" svg:width="3.6cm" svg:height="3.3cm" svg:x="2.1cm" svg:y="12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rect draw:style-name="gr2" draw:text-style-name="P1" draw:layer="layout" svg:width="5cm" svg:height="17.1cm" svg:x="8.1cm" svg:y="5.9cm">
          <text:p/>
        </draw:rect>
        <draw:frame draw:style-name="gr3" draw:text-style-name="P2" draw:layer="layout" svg:width="2.619cm" svg:height="0.962cm" svg:x="9.3cm" svg:y="6.1cm">
          <draw:text-box>
            <text:p text:style-name="P2"><text:span text:style-name="T1">Node 2</text:span></text:p>
          </draw:text-box>
        </draw:frame>
        <draw:custom-shape draw:style-name="gr4" draw:text-style-name="P1" draw:layer="layout" svg:width="3.6cm" svg:height="3.3cm" svg:x="8.852cm" svg:y="12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1" draw:layer="layout" svg:width="3.6cm" svg:height="3.3cm" svg:x="15.3cm" svg:y="12.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" draw:text-style-name="P1" draw:layer="layout" svg:width="5.3cm" svg:height="2.384cm" svg:x="1.45cm" svg:y="15.8cm">
          <draw:text-box>
            <text:p text:style-name="P1"><text:span text:style-name="T1">MySQL</text:span> Leader</text:p>
            <text:p text:style-name="P1">(Write)</text:p>
          </draw:text-box>
        </draw:frame>
        <draw:frame draw:style-name="gr5" draw:text-style-name="P1" draw:layer="layout" svg:width="5.3cm" svg:height="2.384cm" svg:x="14.6cm" svg:y="15.8cm">
          <draw:text-box>
            <text:p text:style-name="P1"><text:span text:style-name="T1">MySQL</text:span> Follower</text:p>
            <text:p text:style-name="P1">(Read)</text:p>
          </draw:text-box>
        </draw:frame>
        <draw:frame draw:style-name="gr5" draw:text-style-name="P1" draw:layer="layout" svg:width="5.3cm" svg:height="2.384cm" svg:x="8cm" svg:y="15.8cm">
          <draw:text-box>
            <text:p text:style-name="P1"><text:span text:style-name="T1">MySQL</text:span> Follower</text:p>
            <text:p text:style-name="P1">(Read)</text:p>
          </draw:text-box>
        </draw:frame>
        <draw:rect draw:style-name="gr6" draw:text-style-name="P1" draw:layer="layout" svg:width="17.9cm" svg:height="2.7cm" svg:x="1.6cm" svg:y="7.6cm">
          <text:p text:style-name="P1"><text:span text:style-name="T1">Consul</text:span></text:p>
          <text:p text:style-name="P1">(Service discovery and leader election)</text:p>
        </draw:rect>
        <draw:rect draw:style-name="gr6" draw:text-style-name="P1" draw:layer="layout" svg:width="17.9cm" svg:height="2.7cm" svg:x="1.6cm" svg:y="19cm">
          <text:p text:style-name="P1"><text:span text:style-name="T1">ProxySQL</text:span></text:p>
          <text:p text:style-name="P1">(Dispatch MySQL connections)</text:p>
        </draw:rect>
        <draw:frame draw:style-name="gr3" draw:layer="layout" svg:width="9.325cm" svg:height="0.962cm" svg:x="5.875cm" svg:y="4cm">
          <draw:text-box>
            <text:p><text:span text:style-name="T1">Docker Swarm</text:span> or <text:span text:style-name="T1">Kubernetes</text:span></text:p>
          </draw:text-box>
        </draw:frame>
        <draw:rect draw:style-name="gr6" draw:text-style-name="P1" draw:layer="layout" svg:width="7cm" svg:height="2.7cm" svg:x="7.1cm" svg:y="25.2cm">
          <text:p text:style-name="P1"><text:span text:style-name="T1">Client</text:span></text:p>
        </draw:rect>
        <draw:line draw:style-name="gr7" draw:text-style-name="P1" draw:layer="layout" svg:x1="10.7cm" svg:y1="25.3cm" svg:x2="10.7cm" svg:y2="21.6cm">
          <text:p/>
        </draw:line>
        <draw:frame draw:style-name="gr3" draw:text-style-name="P2" draw:layer="layout" svg:width="2.619cm" svg:height="0.962cm" svg:x="2.6cm" svg:y="6.1cm">
          <draw:text-box>
            <text:p text:style-name="P2"><text:span text:style-name="T1">Node 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0-12-07T08:40:11</meta:creation-date>
    <dc:date>2020-12-07T09:14:00</dc:date>
    <meta:editing-duration>PT18M37S</meta:editing-duration>
    <meta:editing-cycles>4</meta:editing-cycles>
    <meta:generator>OpenOffice/4.1.7$Unix OpenOffice.org_project/417m1$Build-9800</meta:generator>
    <meta:document-statistic meta:object-count="18"/>
  </office:meta>
</office:document-meta>
</file>